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style:font-name="Liberation Serif"/>
    </style:style>
    <style:style style:name="P2" style:family="paragraph" style:parent-style-name="Heading_20_1">
      <style:paragraph-properties fo:margin-left="0.75cm" fo:margin-right="0cm" fo:margin-top="0.801cm" fo:margin-bottom="0.199cm" fo:text-indent="-0.25cm" style:auto-text-indent="false">
        <style:tab-stops/>
      </style:paragraph-properties>
      <style:text-properties fo:font-variant="small-caps" style:font-name="Arial" fo:font-size="16pt" style:font-size-asian="16.1000003814697pt" style:font-size-complex="16.1000003814697pt"/>
    </style:style>
    <style:style style:name="P3" style:family="paragraph" style:parent-style-name="UBUcuerpoTrabajo">
      <style:text-properties style:font-name="Liberation Serif"/>
    </style:style>
    <style:style style:name="P4" style:family="paragraph" style:parent-style-name="UBUcuerpoTrabajo">
      <style:text-properties style:font-name="Liberation Serif" fo:font-size="12pt" style:font-size-asian="12pt" style:font-size-complex="12pt"/>
    </style:style>
    <style:style style:name="P5" style:family="paragraph" style:parent-style-name="UBUcuerpoTrabajo" style:list-style-name="L3"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fo:color="#000000" style:font-name="Segoe UI" fo:font-size="10.5pt" style:font-name-asian="Segoe UI" style:font-size-asian="10.5pt" style:font-name-complex="Segoe UI" style:font-size-complex="10.5pt"/>
    </style:style>
    <style:style style:name="T3" style:family="text">
      <style:text-properties fo:color="#000000" fo:font-size="10.5pt" style:font-name-asian="Segoe UI" style:font-size-asian="10.5pt" style:font-name-complex="Segoe UI" style:font-size-complex="10.5pt"/>
    </style:style>
    <style:style style:name="T4" style:family="text">
      <style:text-properties fo:color="#000000" style:font-name-asian="Segoe UI" style:font-name-complex="Segoe UI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bjetivos del proyecto </text:h>
      <text:p text:style-name="P1">Este apartado explica de forma precisa y concisa cuales son los objetivos que se persiguen con la realización del proyecto. Se puede distinguir entre los objetivos marcados por los requisitos del software a construir y los objetivos de carácter técnico que se plantean a la hora de llevar a la práctica el proyecto.</text:p>
      <text:h text:style-name="Heading_20_2" text:outline-level="2">Objetivos</text:h>
      <text:p text:style-name="P4">Se van a mostrar los puntos que se quieren tratar en este proyecto, <text:span text:style-name="T4">para ello, el tutor del proyecto Don Jesús Enrique García de la empresa ASTI, nos plantea un problema a analizar sobre la aplicabilidad de gazebo-ROS en la compañía con el fin de evaluar su viabilidad. A grandes rasgos se podría resumir en dos objetivos principales:</text:span></text:p>
      <text:p text:style-name="P4"><text:span text:style-name="T4"/></text:p>
      <text:list xml:id="list6278677349002552180" text:style-name="L3">
        <text:list-item>
          <text:p text:style-name="P5">Realizar un informe final:</text:p>
          <text:list>
            <text:list-item>
              <text:list>
                <text:list-header>
                  <text:p text:style-name="P5">En este informe deberemos valorar todo lo que hemos aprendido, <text:span text:style-name="T4">evaluando sus posibles ventajas:</text:span></text:p>
                  <text:list>
                    <text:list-item>
                      <text:p text:style-name="P5"><text:span text:style-name="T4">Analizar las características de la empresa y el impacto que podría tener la inclusión de este sistema en la misma</text:span></text:p>
                    </text:list-item>
                    <text:list-item>
                      <text:p text:style-name="P5"><text:span text:style-name="T4">Hacer un balance económico</text:span></text:p>
                    </text:list-item>
                    <text:list-item>
                      <text:p text:style-name="P5"><text:span text:style-name="T4">Aconsejar a la empresa sobre su implantación</text:span></text:p>
                    </text:list-item>
                  </text:list>
                  <text:p text:style-name="P5"><text:span text:style-name="T4"/></text:p>
                </text:list-header>
              </text:list>
            </text:list-item>
          </text:list>
        </text:list-item>
        <text:list-item>
          <text:p text:style-name="P5">Realizar un curso que acorte el aprendizaje:</text:p>
        </text:list-item>
      </text:list>
      <text:p text:style-name="P1"><text:span text:style-name="T5"><text:tab/><text:tab/>El objetivo de este proyecto, es que en el caso de que sea viable implantar esta <text:tab/><text:tab/><text:tab/>tecnología, después de haber aprendido los primeros pasos en su utilización <text:tab/><text:tab/><text:tab/>seamos capaces de realizar un curso donde venga todo bien explicado, y así acorte <text:tab/><text:tab/>los plazos de aprendizaje para otras personas.</text:span></text:p>
      <text:h text:style-name="Heading_20_2" text:outline-level="2">Resumen</text:h>
      <text:p text:style-name="P1">En lineas generales las primeras semanas serán llevadas a cabo para documentarnos y aprender como funciona el simulador, realizaremos distintos tutoriales y pruebas, y decidiremos cuál será el entorno de trabajo con el que seguir. Una vez elegido ROS deberemos instalar todas sus librerías, aprender a manejar este complejo sistema operativo, lanzar un mundo con nuestro robot, que nuestro robot este en un nodo de ROS, y lograr la comunicación con el robot de tal manera que interprete nuestras ordenes.</text:p>
      <text:p text:style-name="P1"/>
      <text:p text:style-name="P1">Finalmente es importante elaborar un informe en el cual saquemos una buena y estudiada recomendación para la empresa ASTI, con la que ellos puedan decidir si desean implantar dicha tecnología o no. Para facilitar el trabajo a otras personas que deseen aprender en este mundo ROS crearemos un curso para usuar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5cm" fo:margin-right="0cm" fo:margin-top="0.6cm" fo:margin-bottom="0.199cm" fo:text-indent="-0.25cm" style:auto-text-indent="false">
        <style:tab-stops/>
      </style:paragraph-properties>
      <style:text-properties style:font-name="Arial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2_ObjetivosDelProyecto.odt</text:file-name> v.<text:editing-cycles>23</text:editing-cycles> <text:title/><text:modification-date style:data-style-name="N103">01/jul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3$Win32 OpenOffice.org_project/413m1$Build-9783</meta:generator>
    <dc:date>2017-07-01T11:57:46.32</dc:date>
    <dc:creator>Carmelo Basconcillos Reyero</dc:creator>
    <meta:editing-duration>PT4H48M26S</meta:editing-duration>
    <meta:editing-cycles>23</meta:editing-cycles>
    <meta:document-statistic meta:table-count="0" meta:image-count="0" meta:object-count="0" meta:page-count="1" meta:paragraph-count="15" meta:word-count="361" meta:character-count="2200"/>
  </office:meta>
</office:document-meta>
</file>